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d2e" officeooo:paragraph-rsid="000bfd2e"/>
    </style:style>
    <style:style style:name="P2" style:family="paragraph" style:parent-style-name="Standard">
      <style:paragraph-properties fo:text-align="start" style:justify-single-word="false"/>
      <style:text-properties officeooo:rsid="000bfd2e" officeooo:paragraph-rsid="000bfd2e"/>
    </style:style>
    <style:style style:name="P3" style:family="paragraph" style:parent-style-name="Standard">
      <style:text-properties officeooo:rsid="000d8c04" officeooo:paragraph-rsid="000d8c04"/>
    </style:style>
    <style:style style:name="T1" style:family="text">
      <style:text-properties style:text-underline-style="none"/>
    </style:style>
    <style:style style:name="T2" style:family="text">
      <style:text-properties officeooo:rsid="000d8c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truct generico{</text:p>
      <text:p text:style-name="P1">nome,</text:p>
      <text:p text:style-name="P2">tipo,</text:p>
      <text:p text:style-name="P2">code,</text:p>
      <text:p text:style-name="P2">qtd,</text:p>
      <text:p text:style-name="P2">preComp,</text:p>
      <text:p text:style-name="P2"><text:span text:style-name="T1">precVend</text:span></text:p>
      <text:p text:style-name="P1">} </text:p>
      <text:p text:style-name="P1"/>
      <text:p text:style-name="P1">openFile();</text:p>
      <text:p text:style-name="P1"/>
      <text:p text:style-name="P1">saveFile();</text:p>
      <text:p text:style-name="P1"/>
      <text:p text:style-name="P1">// funcionarios, produtos //</text:p>
      <text:p text:style-name="P1"/>
      <text:p text:style-name="P1">exist();</text:p>
      <text:p text:style-name="P1">lucro();</text:p>
      <text:p text:style-name="P1">cadastar();</text:p>
      <text:p text:style-name="P1">buscar();</text:p>
      <text:p text:style-name="P1">editar();</text:p>
      <text:p text:style-name="P1">excluir();</text:p>
      <text:p text:style-name="P1">imprimir();</text:p>
      <text:p text:style-name="P1">listTipo();</text:p>
      <text:p text:style-name="P1"/>
      <text:p text:style-name="P1">// vendas //</text:p>
      <text:p text:style-name="P1"/>
      <text:p text:style-name="P1">lucroVendaProd();</text:p>
      <text:p text:style-name="P1">lucroVenda();</text:p>
      <text:p text:style-name="P1">valorVenda();</text:p>
      <text:p text:style-name="P1">returnCode();</text:p>
      <text:p text:style-name="P1">listCarrinho();</text:p>
      <text:p text:style-name="P1">carrinho();</text:p>
      <text:p text:style-name="P1">verifiJaVendido();</text:p>
      <text:p text:style-name="P1">venda();</text:p>
      <text:p text:style-name="P1"/>
      <text:p text:style-name="P1">// <text:span text:style-name="T2">chamar metodos //</text:span></text:p>
      <text:p text:style-name="P1"/>
      <text:p text:style-name="P3">funcionarios();</text:p>
      <text:p text:style-name="P3">produtos();</text:p>
      <text:p text:style-name="P3">vendas(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0:37:26.360618506</meta:creation-date>
    <meta:generator>LibreOffice/6.0.7.3$Linux_X86_64 LibreOffice_project/00m0$Build-3</meta:generator>
    <dc:date>2019-11-06T20:50:45.279876758</dc:date>
    <meta:editing-duration>PT13M18S</meta:editing-duration>
    <meta:editing-cycles>2</meta:editing-cycles>
    <meta:document-statistic meta:table-count="0" meta:image-count="0" meta:object-count="0" meta:page-count="1" meta:paragraph-count="32" meta:word-count="41" meta:character-count="355" meta:non-whitespace-character-count="345"/>
  </office:meta>
</office:document-meta>
</file>